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ackground-color="transparent">
        <style:background-image/>
      </style:paragraph-properties>
    </style:style>
    <style:style style:name="P2" style:family="paragraph" style:parent-style-name="Standard">
      <style:text-properties officeooo:rsid="0011a073" officeooo:paragraph-rsid="0011a073"/>
    </style:style>
    <style:style style:name="P3" style:family="paragraph" style:parent-style-name="Standard">
      <style:text-properties officeooo:rsid="001a2059" officeooo:paragraph-rsid="00276f1b"/>
    </style:style>
    <style:style style:name="P4" style:family="paragraph" style:parent-style-name="Standard">
      <style:text-properties officeooo:paragraph-rsid="001b752b"/>
    </style:style>
    <style:style style:name="P5" style:family="paragraph" style:parent-style-name="Standard">
      <style:text-properties officeooo:paragraph-rsid="002181a2"/>
    </style:style>
    <style:style style:name="P6" style:family="paragraph" style:parent-style-name="Footnote">
      <style:text-properties officeooo:rsid="0017c848" officeooo:paragraph-rsid="0017c848"/>
    </style:style>
    <style:style style:name="P7" style:family="paragraph" style:parent-style-name="Footnote">
      <style:text-properties officeooo:rsid="001d1e2c" officeooo:paragraph-rsid="002a73de"/>
    </style:style>
    <style:style style:name="T1" style:family="text">
      <style:text-properties fo:font-weight="normal" style:font-weight-asian="normal" style:font-weight-complex="normal"/>
    </style:style>
    <style:style style:name="T2" style:family="text">
      <style:text-properties officeooo:rsid="00162385"/>
    </style:style>
    <style:style style:name="T3" style:family="text">
      <style:text-properties officeooo:rsid="001a2059"/>
    </style:style>
    <style:style style:name="T4" style:family="text">
      <style:text-properties officeooo:rsid="001b752b"/>
    </style:style>
    <style:style style:name="T5" style:family="text">
      <style:text-properties officeooo:rsid="001d1e2c"/>
    </style:style>
    <style:style style:name="T6" style:family="text">
      <style:text-properties officeooo:rsid="001e6a47"/>
    </style:style>
    <style:style style:name="T7" style:family="text">
      <style:text-properties officeooo:rsid="001f23c6"/>
    </style:style>
    <style:style style:name="T8" style:family="text">
      <style:text-properties officeooo:rsid="0020ccb8"/>
    </style:style>
    <style:style style:name="T9" style:family="text">
      <style:text-properties officeooo:rsid="002181a2"/>
    </style:style>
    <style:style style:name="T10" style:family="text">
      <style:text-properties officeooo:rsid="00225ef0"/>
    </style:style>
    <style:style style:name="T11" style:family="text">
      <style:text-properties officeooo:rsid="0023f185"/>
    </style:style>
    <style:style style:name="T12" style:family="text">
      <style:text-properties officeooo:rsid="00257bfe"/>
    </style:style>
    <style:style style:name="T13" style:family="text">
      <style:text-properties officeooo:rsid="00276f1b"/>
    </style:style>
    <style:style style:name="T14" style:family="text">
      <style:text-properties officeooo:rsid="002a73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The </text:span><text:s/>process <text:span text:style-name="T3">of training an algorithm</text:span> <text:span text:style-name="T3">binds together </text:span>learning and alienation. The agencies of the human worker and the algorithmic agents are both reduced and impoverished. The human worker is insulated (from <text:span text:style-name="T3">her</text:span> co-workers and from the algorithm <text:span text:style-name="T3">s</text:span>he is preparing the “intelligence”), h<text:span text:style-name="T3">er</text:span> margin of interpretation is narrowly defined and the indecent wage forces h<text:span text:style-name="T3">er</text:span> to a tiring rhythm of work <text:span text:style-name="T3">(see vignette 1)</text:span>. The algorithm is trained as an animal in a lab, receiving signals to be interpreted unequivocally and rewarded or punished according to the established ground truth it cannot challenge <text:span text:style-name="T3">(see vignette 2)</text:span>. If the teaching of machines implies a reflexion about liberating practices of pedagogy, where should we look for inspiration?</text:p>
      <text:p text:style-name="Standard"/>
      <text:p text:style-name="P3">Paulo Freire's The Pedagogy of the Oppressed proposes a few <text:span text:style-name="T12">useful </text:span>principles</text:p>
      <text:p text:style-name="P3">. </text:p>
      <text:p text:style-name="Standard"><text:span text:style-name="T3">For </text:span>Freire, <text:s/>it only makes sense to speak of pedagogy <text:span text:style-name="T8">in</text:span> the perspective of the liberation of the oppressed <text:span text:style-name="T2">(Freire, 1969)</text:span>. Freire sees his pedagogical method as a way for the oppressed to learn how to change a world made by and for their oppressor. A first concept is what <text:span text:style-name="T13">he</text:span> calls the “banking” pedagogy. The oppressor imposes a world in which only the members of a certain class have access to knowledge<text:note text:id="ftn1" text:note-class="footnote"><text:note-citation>1</text:note-citation><text:note-body><text:p text:style-name="P6">See Freire's insistence in addressing this question as a political problem rather than an ontological one in his discussion with Seymour Pappert: http://www.papert.org/articles/freire/freirePart2.html</text:p></text:note-body></text:note>. The others merely have the right to assimilate passively a never ending recital: Lima is the capital of Peru, two and two make four, etc. <text:span text:style-name="T9">L</text:span>earners are empty entities where their master<text:span text:style-name="T9">s</text:span> make the “deposit” of fragments of knowledge. The<text:span text:style-name="T9">ir</text:span> empty <text:span text:style-name="T3">brain </text:span>is filled with the oppressor's content. But the master<text:span text:style-name="T9">s</text:span> <text:span text:style-name="T9">are</text:span> not interested <text:span text:style-name="T9">in the productive use they may make to improve their condition</text:span>. What the<text:span text:style-name="T9">y</text:span> <text:span text:style-name="T3">have to </text:span>learn is to repeat and reproduce. The knowledge “desposited” by the oppressor remains the oppressor's property. <text:span text:style-name="T3">Freire's own pedagogy proposes the opposite</text:span>. For him, the oppressed never comes “empty” of knowledge and the educational process <text:span text:style-name="T3">has</text:span> to make the learner realize he has already produced knowledge even if this knowledge doesn't count in the traditional pedagogical framework.</text:p>
      <text:p text:style-name="P5">This leads to a second point. The humanity of the subject <text:span text:style-name="T9">engaged</text:span> in a pedagogical relationship <text:span text:style-name="T9">should</text:span> not <text:span text:style-name="T9">be </text:span>taken for granted. The subject comes alienated and <text:span text:style-name="T3">d</text:span>ehumanized. The category “human” <text:span text:style-name="T10">becomes</text:span> problematic and it is only through the process of learning that humanization takes place. The oppressed is made of the oppressor and has internalized his world view. <text:span text:style-name="T3">W</text:span>hat counts in the process of humanization is to get rid of the oppressor <text:span text:style-name="T9">inhabiting the oppressed</text:span>. Freire insists on the fact that a teaching that would fail in the process of helping the learner to free oneself from the oppressor's world view, and merely let him acquire more power through knowledge will fail <text:span text:style-name="T9">to</text:span> creat<text:span text:style-name="T9">e</text:span> a revolutionary subject. It w<text:span text:style-name="T9">ill</text:span> create better servants of the current oppressor or, worse, new and more efficient oppressors.</text:p>
      <text:p text:style-name="Standard">The third book's striking point is the affirmation that nobody is a liberator in isolation and that nobody liberates <text:span text:style-name="T9">oneself</text:span> alone. Liberation through pedagogy always happens when the learner and the “teacher” are mutually liberating each other. There is no idea a priori of what the liberation pedagogy should be. Both entities are learning the practices that will lead to freedom from the relationship itself.</text:p>
      <text:p text:style-name="Standard"/>
      <text:p text:style-name="P4"><text:span text:style-name="T4">Let's</text:span> revisit the methods of <text:s/>machine learning <text:span text:style-name="T10">using</text:span> these principles to articulate prospective questions. </text:p>
      <text:p text:style-name="P1"><text:span text:style-name="T11">Freire considers</text:span> the relationship between the learner and the teacher <text:span text:style-name="T11">as an opportunity</text:span> of mutual liberation. <text:span text:style-name="T4">To</text:span> apply this to machine learning, we need to acknowledge the fact that both the people who teach machines and the machines themselves are entrapped in a relationship of oppression where both are loosing agency. To free algorithms and trainers together, both need to engage in a relationship where an iterative dialog is possible and where knowledge can circulate. This s<text:span text:style-name="T11">uggest</text:span>s to examine with great scrutiny how this relationship is framed and scripted. <text:span text:style-name="T5">F</text:span>or instance, the data collection <text:span text:style-name="T5">from human workers</text:span> and the “ingestion” of the data by the algorithm are two distinct processes separated in time and space. Making it impossible for a dialogical relationship to happen. <text:span text:style-name="T1">How to reconnect both processes and make machine learning become a dialogical process from the </text:span><text:soft-page-break/><text:span text:style-name="T1">start?</text:span></text:p>
      <text:p text:style-name="Standard"><text:span text:style-name="T11">Freire doesn't </text:span>take for granted that a learner is “human” when he enters a pedagogical relationship. <text:span text:style-name="T5">H</text:span>e <text:span text:style-name="T5">only fol</text:span>low<text:span text:style-name="T5">s</text:span> a process of humanization when the relationship unfolds. This resonates with a certain discourse in Artificial Intelligence<text:note text:id="ftn2" text:note-class="footnote"><text:note-citation>2</text:note-citation><text:note-body><text:p text:style-name="P7">See Fei Fei Li's Ted Talk How we teach computers to see, <text:span text:style-name="T14">https://www.youtube.com/watch?v=40riCqvRoMs</text:span></text:p></text:note-body></text:note> that softly erodes the human/machine divide as the algorithm learns. What is different is that Freire insists on maintaining the human/non-human demarcation. <text:span text:style-name="T6">He doesn't make</text:span> the distinction on an a-priori ontological quality of the beings but on their trajectory of liberation. What <text:span text:style-name="T6">matters </text:span>is how much human and machines are able to fight their <text:span text:style-name="T6">common </text:span>alienation. The core of the learn<text:span text:style-name="T11">in</text:span>g <text:span text:style-name="T11">activity</text:span> <text:span text:style-name="T6">lies</text:span> in a form of reflexivity where one follow<text:span text:style-name="T6">s</text:span> a process of humanization through which he manages to get rid of the oppressor inside. We c<text:span text:style-name="T6">an</text:span> then ask: “what kind of machine reflexivity can trigger human reflexivity and vice versa?”. And how this cross-reflexivity <text:span text:style-name="T6">may</text:span> help identify what constitutes the oppressor inside.</text:p>
      <text:p text:style-name="Standard">This leads us to the banking principle, according to which the oppressed is considered as an empty entity where knowledge <text:span text:style-name="T6">is </text:span>stored and repeated. This represents a complete erasure of what the learner already knows without knowing it. What does the trainer doesn't know he knows? What does the algorithm doesn't know it knows? What they both ignore, Freire <text:span text:style-name="T7">would say</text:span>, is their own knowledge. And to which extent this knowledge unknown to them is the knowledge of their oppressor or their own. </text:p>
      <text:p text:style-name="P2">To answer these questions they have only one choice: to engage in a dialog <text:span text:style-name="T2">where</text:span> two reflexivities <text:span text:style-name="T2">are </text:span>teaching each other the contours of their alienation and at the same time how to free themselves from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6-10-10T11:47:15.451808377</meta:creation-date>
    <meta:generator>LibreOffice/4.2.8.2$Linux_X86_64 LibreOffice_project/420m0$Build-2</meta:generator>
    <dc:date>2016-11-04T16:57:03.079383222</dc:date>
    <dc:creator>nicolas </dc:creator>
    <meta:editing-duration>PT10H25M8S</meta:editing-duration>
    <meta:editing-cycles>40</meta:editing-cycles>
    <meta:document-statistic meta:table-count="0" meta:image-count="0" meta:object-count="0" meta:page-count="2" meta:paragraph-count="13" meta:word-count="987" meta:character-count="6205" meta:non-whitespace-character-count="5225"/>
  </office:meta>
</office:document-meta>
</file>